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2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3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5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number-columns-repeated="16374" table:default-cell-style-name="ce27"/>
        <table:table-column table:style-name="co10" table:default-cell-style-name="ce31"/>
        <table:table-row table:style-name="ro1">
          <table:table-cell table:style-name="ce2" office:value-type="string" calcext:value-type="string">
            <text:p><text:span text:style-name="T1">MD5</text:span><text:span text:style-name="T2">校验码</text:span></text:p>
          </table:table-cell>
          <table:table-cell table:style-name="ce2" office:value-type="string" calcext:value-type="string">
            <text:p>书名</text:p>
          </table:table-cell>
          <table:table-cell table:style-name="ce2" office:value-type="string" calcext:value-type="string">
            <text:p><text:span text:style-name="T3">作者</text:span><text:span text:style-name="T4">/</text:span><text:span text:style-name="T2">编者</text:span></text:p>
          </table:table-cell>
          <table:table-cell table:style-name="ce2" office:value-type="string" calcext:value-type="string">
            <text:p>译者</text:p>
          </table:table-cell>
          <table:table-cell table:style-name="ce2" office:value-type="string" calcext:value-type="string">
            <text:p>版次/出版年份</text:p>
          </table:table-cell>
          <table:table-cell table:style-name="ce2" office:value-type="string" calcext:value-type="string">
            <text:p>出版社</text:p>
          </table:table-cell>
          <table:table-cell table:style-name="ce2" office:value-type="string" calcext:value-type="string">
            <text:p><text:span text:style-name="T1">ISBN</text:span><text:span text:style-name="T2">码</text:span></text:p>
          </table:table-cell>
          <table:table-cell table:style-name="ce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" office:value-type="string" calcext:value-type="string">
            <text:p>英语品中国：科技篇</text:p>
          </table:table-cell>
          <table:table-cell table:style-name="ce1" office:value-type="string" calcext:value-type="string">
            <text:p><text:span text:style-name="T3">张钫炜</text:span><text:span text:style-name="T4">/</text:span><text:span text:style-name="T2">赵欣</text:span><text:span text:style-name="T4">/</text:span><text:span text:style-name="T2">袁方</text:span><text:span text:style-name="T4">/</text:span><text:span text:style-name="T2">王姗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" office:value-type="string" calcext:value-type="string">
            <text:p>电子电路测量与设计实验</text:p>
          </table:table-cell>
          <table:table-cell table:style-name="ce1" office:value-type="string" calcext:value-type="string">
            <text:p><text:span text:style-name="T3">陈凌霄</text:span><text:span text:style-name="T4">/</text:span><text:span text:style-name="T2">孙丹丹</text:span><text:span text:style-name="T4">/</text:span><text:span text:style-name="T2">张晓磊</text:span><text:span text:style-name="T4">/</text:span><text:span text:style-name="T2">高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" office:value-type="string" calcext:value-type="string">
            <text:p>大学物理学 力学、热学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" office:value-type="string" calcext:value-type="string">
            <text:p>计算机操作系统：慕课版</text:p>
          </table:table-cell>
          <table:table-cell table:style-name="ce1" office:value-type="string" calcext:value-type="string">
            <text:p><text:span text:style-name="T3">汤小丹</text:span><text:span text:style-name="T4">/</text:span><text:span text:style-name="T2">王红玲</text:span><text:span text:style-name="T4">/</text:span><text:span text:style-name="T2">姜华</text:span><text:span text:style-name="T4">/</text:span><text:span text:style-name="T2">汤子瀛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" office:value-type="string" calcext:value-type="string">
            <text:p>工程数学 矢量分析与场论</text:p>
          </table:table-cell>
          <table:table-cell table:style-name="ce1" office:value-type="string" calcext:value-type="string">
            <text:p>谢树艺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" office:value-type="string" calcext:value-type="string">
            <text:p>大学计算机基础</text:p>
          </table:table-cell>
          <table:table-cell table:style-name="ce1" office:value-type="string" calcext:value-type="string">
            <text:p>牛少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" office:value-type="string" calcext:value-type="string">
            <text:p>高等代数 下册</text:p>
          </table:table-cell>
          <table:table-cell table:style-name="ce1" office:value-type="string" calcext:value-type="string">
            <text:p>丘维声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" office:value-type="string" calcext:value-type="string">
            <text:p>大学物理学 下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" office:value-type="string" calcext:value-type="string">
            <text:p>数字电路与逻辑设计</text:p>
          </table:table-cell>
          <table:table-cell table:style-name="ce1" office:value-type="string" calcext:value-type="string">
            <text:p><text:span text:style-name="T3">刘培植</text:span><text:span text:style-name="T4">/</text:span><text:span text:style-name="T2">胡春静</text:span><text:span text:style-name="T4">/</text:span><text:span text:style-name="T2">郭琳</text:span><text:span text:style-name="T4">/</text:span><text:span text:style-name="T2">孙文生</text:span><text:span text:style-name="T4">/</text:span><text:span text:style-name="T2">刘丽华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" office:value-type="string" calcext:value-type="string">
            <text:p>应用密码学</text:p>
          </table:table-cell>
          <table:table-cell table:style-name="ce1" office:value-type="string" calcext:value-type="string">
            <text:p><text:span text:style-name="T3">雷敏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" office:value-type="string" calcext:value-type="string">
            <text:p>高等数学 下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" office:value-type="string" calcext:value-type="string">
            <text:p>新概念物理教程 光学</text:p>
          </table:table-cell>
          <table:table-cell table:style-name="ce1" office:value-type="string" calcext:value-type="string">
            <text:p>赵凯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" office:value-type="string" calcext:value-type="string">
            <text:p>大学物理学 上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3" office:value-type="string" calcext:value-type="string">
            <text:p><text:span text:style-name="T5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" office:value-type="string" calcext:value-type="string">
            <text:p>组合数学引论</text:p>
          </table:table-cell>
          <table:table-cell table:style-name="ce1" office:value-type="string" calcext:value-type="string">
            <text:p><text:span text:style-name="T3">许胤龙</text:span><text:span text:style-name="T4">/</text:span><text:span text:style-name="T2">孙淑玲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高西全</text:span><text:span text:style-name="T4">/</text:span><text:span text:style-name="T2">丁玉美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" office:value-type="string" calcext:value-type="string">
            <text:p>习近平新时代中国特色社会主义思想概论</text:p>
          </table:table-cell>
          <table:table-cell table:style-name="ce1" office:value-type="string" calcext:value-type="string">
            <text:p>习近平新时代中国特色社会主义思想概论编写组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<text:span text:style-name="T3">高等教育出版社</text:span><text:span text:style-name="T4">/</text:span><text:span text:style-name="T2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" office:value-type="string" calcext:value-type="string">
            <text:p>大学物理学 中册</text:p>
          </table:table-cell>
          <table:table-cell table:style-name="ce1" office:value-type="string" calcext:value-type="string">
            <text:p><text:span text:style-name="T3">吴百诗</text:span><text:span text:style-name="T4">/</text:span><text:span text:style-name="T2">罗春荣</text:span><text:span text:style-name="T4">/</text:span><text:span text:style-name="T2">马永庚</text:span><text:span text:style-name="T4">/</text:span><text:span text:style-name="T2">张孝林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" office:value-type="string" calcext:value-type="string">
            <text:p>计算机网络：自顶向下方法（原书第八版）</text:p>
          </table:table-cell>
          <table:table-cell table:style-name="ce1" office:value-type="string" calcext:value-type="string">
            <text:p>James F. Kurose/Keith W. Ross</text:p>
          </table:table-cell>
          <table:table-cell table:style-name="ce1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" office:value-type="string" calcext:value-type="string">
            <text:p>形式语言与自动机</text:p>
          </table:table-cell>
          <table:table-cell table:style-name="ce1" office:value-type="string" calcext:value-type="string">
            <text:p><text:span text:style-name="T3">杨娟</text:span><text:span text:style-name="T4">/</text:span><text:span text:style-name="T2">石川</text:span><text:span text:style-name="T4">/</text:span><text:span text:style-name="T2">王柏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" office:value-type="string" calcext:value-type="string">
            <text:p>工科数学分析基础 下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" office:value-type="string" calcext:value-type="string">
            <text:p>信号与系统（第三版）习题解析</text:p>
          </table:table-cell>
          <table:table-cell table:style-name="ce1" office:value-type="string" calcext:value-type="string">
            <text:p>谷源涛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" office:value-type="string" calcext:value-type="string">
            <text:p>理论物理学教程 第1卷 力学 第5版</text:p>
          </table:table-cell>
          <table:table-cell table:style-name="ce1" office:value-type="string" calcext:value-type="string">
            <text:p>Л. Д. 朗道/E. М. 粟弗席兹</text:p>
          </table:table-cell>
          <table:table-cell table:style-name="ce1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" office:value-type="string" calcext:value-type="string">
            <text:p>电子技术基础 模拟部分</text:p>
          </table:table-cell>
          <table:table-cell table:style-name="ce1" office:value-type="string" calcext:value-type="string">
            <text:p><text:span text:style-name="T3">康华光</text:span><text:span text:style-name="T4">/</text:span><text:span text:style-name="T2">张林</text:span><text:span text:style-name="T4">/</text:span><text:span text:style-name="T2">陈大钦</text:span><text:span text:style-name="T4">/</text:span><text:span text:style-name="T2">秦臻</text:span><text:span text:style-name="T4">/</text:span><text:span text:style-name="T2">邓天平</text:span><text:span text:style-name="T4">/</text:span><text:span text:style-name="T2">罗杰</text:span></text:p>
          </table:table-cell>
          <table:table-cell table:style-name="ce1"/>
          <table:table-cell office:value-type="string" calcext:value-type="string">
            <text:p>7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" office:value-type="string" calcext:value-type="string">
            <text:p><text:span text:style-name="T3">数据结构：</text:span><text:span text:style-name="T4">C</text:span><text:span text:style-name="T2">语言版</text:span></text:p>
          </table:table-cell>
          <table:table-cell table:style-name="ce1" office:value-type="string" calcext:value-type="string">
            <text:p><text:span text:style-name="T3">严蔚敏</text:span><text:span text:style-name="T4">/</text:span><text:span text:style-name="T2">吴伟民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">Verilog</text:span><text:span text:style-name="T2">数字系统设计教程</text:span></text:p>
          </table:table-cell>
          <table:table-cell table:style-name="ce1" office:value-type="string" calcext:value-type="string">
            <text:p>夏宇闻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1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" office:value-type="string" calcext:value-type="string">
            <text:p>大学生数学竞赛教程</text:p>
          </table:table-cell>
          <table:table-cell table:style-name="ce1" office:value-type="string" calcext:value-type="string">
            <text:p>蒲和平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" office:value-type="string" calcext:value-type="string">
            <text:p>物理学教程 上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" office:value-type="string" calcext:value-type="string">
            <text:p>复变函数</text:p>
          </table:table-cell>
          <table:table-cell table:style-name="ce1" office:value-type="string" calcext:value-type="string">
            <text:p>西安交通大学高等数学教研室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" office:value-type="string" calcext:value-type="string">
            <text:p>数学物理方法——理论、历史与计算机</text:p>
          </table:table-cell>
          <table:table-cell table:style-name="ce1" office:value-type="string" calcext:value-type="string">
            <text:p>郭玉翠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" office:value-type="string" calcext:value-type="string">
            <text:p><text:span text:style-name="T3">中国近现代史纲要：</text:span><text:span text:style-name="T4">2023</text:span><text:span text:style-name="T2">年版</text:span></text:p>
          </table:table-cell>
          <table:table-cell table:style-name="ce1" office:value-type="string" calcext:value-type="string">
            <text:p><text:span text:style-name="T3">《中国近现代史纲要（</text:span><text:span text:style-name="T4">2023</text:span><text:span text:style-name="T2">年版）》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" office:value-type="string" calcext:value-type="string">
            <text:p>高等数学 上册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" office:value-type="string" calcext:value-type="string">
            <text:p>数字电路答疑解惑与典型题解</text:p>
          </table:table-cell>
          <table:table-cell table:style-name="ce1" office:value-type="string" calcext:value-type="string">
            <text:p><text:span text:style-name="T3">吴蕾</text:span><text:span text:style-name="T4">/</text:span><text:span text:style-name="T2">杨平乐</text:span><text:span text:style-name="T4">/</text:span><text:span text:style-name="T2">王诗兵</text:span><text:span text:style-name="T4">/</text:span><text:span text:style-name="T2">吴婷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" office:value-type="string" calcext:value-type="string">
            <text:p>跨文化交际实用教程</text:p>
          </table:table-cell>
          <table:table-cell table:style-name="ce1" office:value-type="string" calcext:value-type="string">
            <text:p>胡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" office:value-type="string" calcext:value-type="string">
            <text:p>电路分析与电子电路基础</text:p>
          </table:table-cell>
          <table:table-cell table:style-name="ce1" office:value-type="string" calcext:value-type="string">
            <text:p><text:span text:style-name="T3">刘刚</text:span><text:span text:style-name="T4">/</text:span><text:span text:style-name="T2">侯宾</text:span><text:span text:style-name="T4">/</text:span><text:span text:style-name="T2">吕玉琴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" office:value-type="string" calcext:value-type="string">
            <text:p>工科数学分析基础 上册</text:p>
          </table:table-cell>
          <table:table-cell table:style-name="ce1" office:value-type="string" calcext:value-type="string">
            <text:p><text:span text:style-name="T3">王绵森</text:span><text:span text:style-name="T4">/</text:span><text:span text:style-name="T2">马知恩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" office:value-type="string" calcext:value-type="string">
            <text:p>物理学教程 下册</text:p>
          </table:table-cell>
          <table:table-cell table:style-name="ce1" office:value-type="string" calcext:value-type="string">
            <text:p><text:span text:style-name="T3">马文蔚</text:span><text:span text:style-name="T4">/</text:span><text:span text:style-name="T2">周雨青</text:span><text:span text:style-name="T4">/</text:span><text:span text:style-name="T2">解希顺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" office:value-type="string" calcext:value-type="string">
            <text:p>大学物理学 电磁学、光学、量子物理</text:p>
          </table:table-cell>
          <table:table-cell table:style-name="ce1" office:value-type="string" calcext:value-type="string">
            <text:p><text:span text:style-name="T3">张三慧</text:span><text:span text:style-name="T4">/</text:span><text:span text:style-name="T2">安宇</text:span><text:span text:style-name="T4">/</text:span><text:span text:style-name="T2">阮东</text:span><text:span text:style-name="T4">/</text:span><text:span text:style-name="T2">李岩松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" office:value-type="string" calcext:value-type="string">
            <text:p>高等数学试题集</text:p>
          </table:table-cell>
          <table:table-cell table:style-name="ce1" office:value-type="string" calcext:value-type="string">
            <text:p>北京邮电大学数学系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" office:value-type="string" calcext:value-type="string">
            <text:p>普通化学原理</text:p>
          </table:table-cell>
          <table:table-cell table:style-name="ce1" office:value-type="string" calcext:value-type="string">
            <text:p><text:span text:style-name="T3">华彤文</text:span><text:span text:style-name="T4">/</text:span><text:span text:style-name="T2">王颖霞</text:span><text:span text:style-name="T4">/</text:span><text:span text:style-name="T2">卞江</text:span><text:span text:style-name="T4">/</text:span><text:span text:style-name="T2">陈景祖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" office:value-type="string" calcext:value-type="string">
            <text:p>毛译东思想与中国特色社会主义理论体系概论：2023年版</text:p>
          </table:table-cell>
          <table:table-cell table:style-name="ce1" office:value-type="string" calcext:value-type="string">
            <text:p><text:span text:style-name="T3">《毛泽东思想和中国特色社会主义理论体系概论（</text:span><text:span text:style-name="T4">2023</text:span><text:span text:style-name="T2">年版）编写组</text:span></text:p>
          </table:table-cell>
          <table:table-cell table:style-name="ce1"/>
          <table:table-cell office:value-type="string" calcext:value-type="string">
            <text:p>2023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赵志诚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" office:value-type="string" calcext:value-type="string">
            <text:p><text:span text:style-name="T3">数据结构与算法：</text:span><text:span text:style-name="T4">AI</text:span><text:span text:style-name="T2">与大数据版</text:span></text:p>
          </table:table-cell>
          <table:table-cell table:style-name="ce1" office:value-type="string" calcext:value-type="string">
            <text:p><text:span text:style-name="T3">徐雅静</text:span><text:span text:style-name="T4">/</text:span><text:span text:style-name="T2">肖波</text:span><text:span text:style-name="T4">/</text:span><text:span text:style-name="T2">马占宇</text:span><text:span text:style-name="T4">/</text:span><text:span text:style-name="T2">黄平牧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" office:value-type="string" calcext:value-type="string">
            <text:p>Lucas, S. E./殷苏娅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" office:value-type="string" calcext:value-type="string">
            <text:p>工程数学 复变函数（第四版）学习辅导与习题选解</text:p>
          </table:table-cell>
          <table:table-cell table:style-name="ce1" office:value-type="string" calcext:value-type="string">
            <text:p>王绵森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" office:value-type="string" calcext:value-type="string">
            <text:p>计算机组成原理：立体化教材</text:p>
          </table:table-cell>
          <table:table-cell table:style-name="ce1" office:value-type="string" calcext:value-type="string">
            <text:p><text:span text:style-name="T3">白中英</text:span><text:span text:style-name="T4">/</text:span><text:span text:style-name="T2">戴志涛</text:span></text:p>
          </table:table-cell>
          <table:table-cell table:style-name="ce1"/>
          <table:table-cell office:value-type="string" calcext:value-type="string">
            <text:p>6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2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" office:value-type="string" calcext:value-type="string">
            <text:p>电路分析基础</text:p>
          </table:table-cell>
          <table:table-cell table:style-name="ce1" office:value-type="string" calcext:value-type="string">
            <text:p><text:span text:style-name="T3">俎云霄</text:span><text:span text:style-name="T4">/</text:span><text:span text:style-name="T2">李巍海</text:span><text:span text:style-name="T4">/</text:span><text:span text:style-name="T2">侯宾</text:span><text:span text:style-name="T4">/</text:span><text:span text:style-name="T2">张勇</text:span>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" office:value-type="string" calcext:value-type="string">
            <text:p>高等数学（经管类） 下册</text:p>
          </table:table-cell>
          <table:table-cell table:style-name="ce1" office:value-type="string" calcext:value-type="string">
            <text:p><text:span text:style-name="T3">史悦</text:span><text:span text:style-name="T4">/</text:span><text:span text:style-name="T2">李晓莉</text:span><text:span text:style-name="T4">/</text:span><text:span text:style-name="T2">李晓花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" office:value-type="string" calcext:value-type="string">
            <text:p>概率论与随机过程</text:p>
          </table:table-cell>
          <table:table-cell table:style-name="ce1" office:value-type="string" calcext:value-type="string">
            <text:p>北京邮电大学数学系概率教学组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" office:value-type="string" calcext:value-type="string">
            <text:p><text:span text:style-name="T3">微机原理与接口技术：基于</text:span><text:span text:style-name="T4">ARM Cortex-M4</text:span></text:p>
          </table:table-cell>
          <table:table-cell table:style-name="ce1" office:value-type="string" calcext:value-type="string">
            <text:p>田辉</text:p>
          </table:table-cell>
          <table:table-cell table:style-name="ce1"/>
          <table:table-cell office:value-type="string" calcext:value-type="string">
            <text:p>3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" office:value-type="string" calcext:value-type="string">
            <text:p><text:span text:style-name="T3">概率论与数理统计习题全解指南（浙大</text:span><text:span text:style-name="T4">·</text:span><text:span text:style-name="T2">五版）</text:span>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" office:value-type="string" calcext:value-type="string">
            <text:p>电子电路基础及通信电子电路学习指导书</text:p>
          </table:table-cell>
          <table:table-cell table:style-name="ce1" office:value-type="string" calcext:value-type="string">
            <text:p>刘宝玲/胡春静/郭琳/孙文生/刘培植/张晓莹/邓钢/崔琪楠/李立华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" office:value-type="string" calcext:value-type="string">
            <text:p>通信原理</text:p>
          </table:table-cell>
          <table:table-cell table:style-name="ce1" office:value-type="string" calcext:value-type="string">
            <text:p><text:span text:style-name="T3">周烔槃</text:span><text:span text:style-name="T4">/</text:span><text:span text:style-name="T2">庞沁华</text:span><text:span text:style-name="T4">/</text:span><text:span text:style-name="T2">续大我</text:span><text:span text:style-name="T4">/</text:span><text:span text:style-name="T2">吴伟陵</text:span><text:span text:style-name="T4">/</text:span><text:span text:style-name="T2">杨鸿文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" office:value-type="string" calcext:value-type="string">
            <text:p>数字信号处理</text:p>
          </table:table-cell>
          <table:table-cell table:style-name="ce1" office:value-type="string" calcext:value-type="string">
            <text:p><text:span text:style-name="T3">门爱东</text:span><text:span text:style-name="T4">/</text:span><text:span text:style-name="T2">苏菲</text:span><text:span text:style-name="T4">/</text:span><text:span text:style-name="T2">王雷</text:span><text:span text:style-name="T4">/</text:span><text:span text:style-name="T2">王海婴</text:span><text:span text:style-name="T4">/</text:span><text:span text:style-name="T2">李江军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" office:value-type="string" calcext:value-type="string">
            <text:p>线性代数与几何学习辅导</text:p>
          </table:table-cell>
          <table:table-cell table:style-name="ce1" office:value-type="string" calcext:value-type="string">
            <text:p><text:span text:style-name="T3">刘吉佑</text:span><text:span text:style-name="T4">/</text:span><text:span text:style-name="T2">莫骄</text:span><text:span text:style-name="T4">/</text:span><text:span text:style-name="T2">李亚杰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" office:value-type="string" calcext:value-type="string">
            <text:p>概率论与数理统计</text:p>
          </table:table-cell>
          <table:table-cell table:style-name="ce1" office:value-type="string" calcext:value-type="string">
            <text:p><text:span text:style-name="T3">盛骤</text:span><text:span text:style-name="T4">/</text:span><text:span text:style-name="T2">谢式干</text:span><text:span text:style-name="T4">/</text:span><text:span text:style-name="T2">潘承毅</text:span></text:p>
          </table:table-cell>
          <table:table-cell table:style-name="ce1"/>
          <table:table-cell office:value-type="string" calcext:value-type="string">
            <text:p>5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6">黄如</text:span><text:span text:style-name="T7">/</text:span><text:span text:style-name="T8">王漪</text:span><text:span text:style-name="T7">/</text:span><text:span text:style-name="T8">王金延</text:span><text:span text:style-name="T7">/</text:span><text:span text:style-name="T8">金海岩</text:span>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" office:value-type="string" calcext:value-type="string">
            <text:p>信号与系统引论</text:p>
          </table:table-cell>
          <table:table-cell table:style-name="ce1" office:value-type="string" calcext:value-type="string">
            <text:p><text:span text:style-name="T3">郑君里</text:span><text:span text:style-name="T4">/</text:span><text:span text:style-name="T2">应启珩</text:span><text:span text:style-name="T4">/</text:span><text:span text:style-name="T2">杨为理</text:span></text:p>
          </table:table-cell>
          <table:table-cell table:style-name="ce1"/>
          <table:table-cell office:value-type="string" calcext:value-type="string">
            <text:p>1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" office:value-type="string" calcext:value-type="string">
            <text:p>现代密码学教程</text:p>
          </table:table-cell>
          <table:table-cell table:style-name="ce1" office:value-type="string" calcext:value-type="string">
            <text:p><text:span text:style-name="T3">谷利泽</text:span><text:span text:style-name="T4">/</text:span><text:span text:style-name="T2">郑世慧</text:span><text:span text:style-name="T4">/</text:span><text:span text:style-name="T2">杨义先</text:span></text:p>
          </table:table-cell>
          <table:table-cell table:style-name="ce1"/>
          <table:table-cell office:value-type="string" calcext:value-type="string">
            <text:p>2</text:p>
          </table:table-cell>
          <table:table-cell table:style-name="ce1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" office:value-type="string" calcext:value-type="string">
            <text:p>软件项目管理案例教程</text:p>
          </table:table-cell>
          <table:table-cell table:style-name="ce1" office:value-type="string" calcext:value-type="string">
            <text:p><text:span text:style-name="T3">韩万江</text:span><text:span text:style-name="T4">/</text:span><text:span text:style-name="T2">姜立新</text:span></text:p>
          </table:table-cell>
          <table:table-cell table:style-name="ce1"/>
          <table:table-cell office:value-type="string" calcext:value-type="string">
            <text:p>4</text:p>
          </table:table-cell>
          <table:table-cell table:style-name="ce1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9" office:value-type="string" calcext:value-type="string">
            <text:p>b9e6052395ba047bd154ea45130026fc</text:p>
          </table:table-cell>
          <table:table-cell table:style-name="ce32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number-columns-repeated="2" table:default-cell-style-name="ce35"/>
        <table:table-column table:style-name="co16" table:number-columns-repeated="16376" table:default-cell-style-name="ce31"/>
        <table:table-column table:style-name="co10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学院</text:p>
          </table:table-cell>
          <table:table-cell table:style-name="ce11" office:value-type="string" calcext:value-type="string">
            <text:p>年份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考试阶段（期中0/期末1）</text:p>
          </table:table-cell>
          <table:table-cell table:style-name="ce11" office:value-type="string" calcext:value-type="string">
            <text:p><text:span text:style-name="T3">资料类型（纯试题</text:span><text:span text:style-name="T4">Q/</text:span><text:span text:style-name="T2">纯答案</text:span><text:span text:style-name="T4">A</text:span><text:span text:style-name="T2">）</text:span>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1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10" office:value-type="string" calcext:value-type="string">
            <text:p>矩阵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2" office:value-type="string" calcext:value-type="string">
            <text:p>27e82069165edfeae33a305d908c0795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上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10" office:value-type="string" calcext:value-type="string">
            <text:p><text:span text:style-name="T3">大学物理</text:span><text:span text:style-name="T4">C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3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<text:span text:style-name="T3">大学物理</text:span><text:span text:style-name="T4">B</text:span><text:span text:style-name="T2">（下）</text:span>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信号与系统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10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概率论与随机过程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10" office:value-type="string" calcext:value-type="string">
            <text:p>高等数学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6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7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10" office:value-type="string" calcext:value-type="string">
            <text:p>高等数学A（上）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10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概率论与数理统计</text:p>
          </table:table-cell>
          <table:table-cell table:style-name="ce10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10" office:value-type="string" calcext:value-type="string">
            <text:p>离散数学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10" office:value-type="string" calcext:value-type="string">
            <text:p>矩阵分析与应用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9358d4e2b61a9736e47f65985b230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10" office:value-type="string" calcext:value-type="string">
            <text:p>计算机组成与系统结构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10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大学计算机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10" office:value-type="string" calcext:value-type="string">
            <text:p>矩阵理论和方法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1">
          <table:table-cell table:number-columns-repeated="16384"/>
        </table:table-row>
        <table:table-row table:style-name="ro5" table:number-rows-repeated="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1"/>
        <table:table-column table:style-name="co23" table:default-cell-style-name="ce31"/>
        <table:table-column table:style-name="co10" table:number-columns-repeated="16377" table:default-cell-style-name="ce31"/>
        <table:table-row table:style-name="ro1">
          <table:table-cell table:style-name="ce11" office:value-type="string" calcext:value-type="string">
            <text:p><text:span text:style-name="T1">MD5</text:span><text:span text:style-name="T2">校验码</text:span></text:p>
          </table:table-cell>
          <table:table-cell table:style-name="ce11" office:value-type="string" calcext:value-type="string">
            <text:p>课程类型</text:p>
          </table:table-cell>
          <table:table-cell table:style-name="ce11" office:value-type="string" calcext:value-type="string">
            <text:p>课程名称</text:p>
          </table:table-cell>
          <table:table-cell table:style-name="ce11" office:value-type="string" calcext:value-type="string">
            <text:p>文件名称</text:p>
          </table:table-cell>
          <table:table-cell table:style-name="ce11" office:value-type="string" calcext:value-type="string">
            <text:p>资料类型（思维导图M/题库Q/答案A/知识点K/课件C）</text:p>
          </table:table-cell>
          <table:table-cell table:style-name="ce11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高等数学（上）</text:span><text:span text:style-name="T4">/</text:span><text:span text:style-name="T2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3">数字信号处理答案 科学社第</text:span><text:span text:style-name="T4">2</text:span><text:span text:style-name="T2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3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1">2020</text:span><text:span text:style-name="T2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1">21</text:span><text:span text:style-name="T2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第五章</text:span><text:span text:style-name="T4">~</text:span><text:span text:style-name="T2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题库</text:span><text:span text:style-name="T4">/</text:span><text:span text:style-name="T2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3">线代绿书</text:span><text:span text:style-name="T4">2018</text:span><text:span text:style-name="T2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3">知识梳理（导论</text:span><text:span text:style-name="T4">~</text:span><text:span text:style-name="T2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11" office:value-type="string" calcext:value-type="string">
            <text:p>本科</text:p>
          </table:table-cell>
          <table:table-cell table:style-name="ce11" office:value-type="string" calcext:value-type="string">
            <text:p>毛泽东思想和中国特色社会主义理论体系概论</text:p>
          </table:table-cell>
          <table:table-cell table:style-name="ce11" office:value-type="string" calcext:value-type="string">
            <text:p>23年毛概-大纲</text:p>
          </table:table-cell>
          <table:table-cell table:style-name="ce49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9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3">离散数学（</text:span><text:span text:style-name="T4">I</text:span><text:span text:style-name="T2">）</text:span><text:span text:style-name="T4">/</text:span><text:span text:style-name="T2">离散数学（</text:span><text:span text:style-name="T4">II</text:span><text:span text:style-name="T2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9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9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0" table:display-filter-buttons="true">
          <table:filter>
            <table:filter-and>
              <table:filter-condition table:value="A" table:operator="=" table:field-number="6">
                <table:filter-set-item table:value="A"/>
                <table:filter-set-item table:value="Q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7:23:01.691665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1T07:32:09.478667144</dc:date>
    <meta:editing-cycles>662</meta:editing-cycles>
    <meta:editing-duration>P3DT21H36M58S</meta:editing-duration>
    <meta:generator>LibreOffice/24.2.4.2$Linux_X86_64 LibreOffice_project/420$Build-2</meta:generator>
    <meta:document-statistic meta:table-count="3" meta:cell-count="4289" meta:object-count="0"/>
    <meta:user-defined meta:name="AppVersion">15.0000</meta:user-defined>
  </office:meta>
</office:document-meta>
</file>